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reported-by-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reported-by-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Reported by Local &amp; State Police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reported-by-l" style:display-name="PageStyle_criminal-offenses-reported-by-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